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cm" svg:y1="3.8cm" svg:x2="5.7cm" svg:y2="3.8cm">
          <text:p/>
        </draw:line>
        <draw:line draw:style-name="gr2" draw:text-style-name="P1" draw:layer="layout" svg:x1="1.5cm" svg:y1="3.8cm" svg:x2="1.5cm" svg:y2="1.6cm">
          <text:p/>
        </draw:line>
        <draw:line draw:style-name="gr1" draw:text-style-name="P1" draw:layer="layout" svg:x1="3.1cm" svg:y1="2.7cm" svg:x2="1.5cm" svg:y2="2.7cm">
          <text:p/>
        </draw:line>
        <draw:line draw:style-name="gr1" draw:text-style-name="P1" draw:layer="layout" svg:x1="3.1cm" svg:y1="3.8cm" svg:x2="3.1cm" svg:y2="2.7cm">
          <text:p/>
        </draw:line>
        <draw:frame draw:style-name="gr3" draw:layer="layout" svg:width="3.1cm" svg:height="1.65cm" svg:x="2.1cm" svg:y="3.75cm">
          <draw:text-box>
            <text:p><text:span text:style-name="T1">Frequency</text:span></text:p>
          </draw:text-box>
        </draw:frame>
        <draw:frame draw:style-name="gr3" draw:layer="layout" svg:width="4.6cm" svg:height="1.65cm" svg:x="1.8cm" svg:y="0.25cm">
          <draw:text-box>
            <text:p>Low Pass</text:p>
          </draw:text-box>
        </draw:frame>
        <draw:line draw:style-name="gr1" draw:text-style-name="P1" draw:layer="layout" svg:x1="6.25cm" svg:y1="3.8cm" svg:x2="10.45cm" svg:y2="3.8cm">
          <text:p/>
        </draw:line>
        <draw:line draw:style-name="gr2" draw:text-style-name="P1" draw:layer="layout" svg:x1="6.25cm" svg:y1="3.8cm" svg:x2="6.25cm" svg:y2="1.6cm">
          <text:p/>
        </draw:line>
        <draw:line draw:style-name="gr1" draw:text-style-name="P1" draw:layer="layout" svg:x1="10.5cm" svg:y1="2.7cm" svg:x2="7.85cm" svg:y2="2.7cm">
          <text:p/>
        </draw:line>
        <draw:line draw:style-name="gr1" draw:text-style-name="P1" draw:layer="layout" svg:x1="7.85cm" svg:y1="3.8cm" svg:x2="7.85cm" svg:y2="2.7cm">
          <text:p/>
        </draw:line>
        <draw:frame draw:style-name="gr3" draw:layer="layout" svg:width="3.1cm" svg:height="1.65cm" svg:x="6.85cm" svg:y="3.75cm">
          <draw:text-box>
            <text:p><text:span text:style-name="T1">Frequency</text:span></text:p>
          </draw:text-box>
        </draw:frame>
        <draw:frame draw:style-name="gr3" draw:layer="layout" svg:width="4.6cm" svg:height="1.65cm" svg:x="6.55cm" svg:y="0.25cm">
          <draw:text-box>
            <text:p>High Pass</text:p>
          </draw:text-box>
        </draw:frame>
        <draw:line draw:style-name="gr1" draw:text-style-name="P1" draw:layer="layout" svg:x1="11.05cm" svg:y1="3.8cm" svg:x2="15.25cm" svg:y2="3.8cm">
          <text:p/>
        </draw:line>
        <draw:line draw:style-name="gr2" draw:text-style-name="P1" draw:layer="layout" svg:x1="11.05cm" svg:y1="3.8cm" svg:x2="11.05cm" svg:y2="1.6cm">
          <text:p/>
        </draw:line>
        <draw:line draw:style-name="gr1" draw:text-style-name="P1" draw:layer="layout" svg:x1="13.55cm" svg:y1="2.7cm" svg:x2="11.95cm" svg:y2="2.7cm">
          <text:p/>
        </draw:line>
        <draw:line draw:style-name="gr1" draw:text-style-name="P1" draw:layer="layout" svg:x1="13.55cm" svg:y1="3.8cm" svg:x2="13.55cm" svg:y2="2.7cm">
          <text:p/>
        </draw:line>
        <draw:frame draw:style-name="gr3" draw:layer="layout" svg:width="3.1cm" svg:height="1.65cm" svg:x="11.65cm" svg:y="3.75cm">
          <draw:text-box>
            <text:p><text:span text:style-name="T1">Frequency</text:span></text:p>
          </draw:text-box>
        </draw:frame>
        <draw:frame draw:style-name="gr3" draw:layer="layout" svg:width="4.6cm" svg:height="1.65cm" svg:x="11.35cm" svg:y="0.25cm">
          <draw:text-box>
            <text:p>Band Pass</text:p>
          </draw:text-box>
        </draw:frame>
        <draw:line draw:style-name="gr1" draw:text-style-name="P1" draw:layer="layout" svg:x1="15.65cm" svg:y1="3.8cm" svg:x2="19.85cm" svg:y2="3.8cm">
          <text:p/>
        </draw:line>
        <draw:line draw:style-name="gr2" draw:text-style-name="P1" draw:layer="layout" svg:x1="15.65cm" svg:y1="3.8cm" svg:x2="15.65cm" svg:y2="1.6cm">
          <text:p/>
        </draw:line>
        <draw:line draw:style-name="gr1" draw:text-style-name="P1" draw:layer="layout" svg:x1="17.25cm" svg:y1="2.7cm" svg:x2="15.65cm" svg:y2="2.7cm">
          <text:p/>
        </draw:line>
        <draw:line draw:style-name="gr1" draw:text-style-name="P1" draw:layer="layout" svg:x1="17.25cm" svg:y1="3.8cm" svg:x2="17.25cm" svg:y2="2.7cm">
          <text:p/>
        </draw:line>
        <draw:frame draw:style-name="gr3" draw:layer="layout" svg:width="3.1cm" svg:height="1.65cm" svg:x="16.25cm" svg:y="3.75cm">
          <draw:text-box>
            <text:p><text:span text:style-name="T1">Frequency</text:span></text:p>
          </draw:text-box>
        </draw:frame>
        <draw:frame draw:style-name="gr3" draw:layer="layout" svg:width="4.6cm" svg:height="1.65cm" svg:x="15.95cm" svg:y="0.25cm">
          <draw:text-box>
            <text:p>Band Stop</text:p>
          </draw:text-box>
        </draw:frame>
        <draw:line draw:style-name="gr1" draw:text-style-name="P1" draw:layer="layout" svg:x1="11.949cm" svg:y1="3.799cm" svg:x2="11.949cm" svg:y2="2.699cm">
          <text:p/>
        </draw:line>
        <draw:line draw:style-name="gr1" draw:text-style-name="P1" draw:layer="layout" svg:x1="19.649cm" svg:y1="2.699cm" svg:x2="18.049cm" svg:y2="2.699cm">
          <text:p/>
        </draw:line>
        <draw:line draw:style-name="gr1" draw:text-style-name="P1" draw:layer="layout" svg:x1="18.049cm" svg:y1="3.799cm" svg:x2="18.049cm" svg:y2="2.6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30T21:27:00</meta:creation-date>
    <dc:date>2013-05-01T08:06:09</dc:date>
    <meta:editing-duration>PT1M10S</meta:editing-duration>
    <meta:editing-cycles>1</meta:editing-cycles>
    <meta:document-statistic meta:object-count="27"/>
    <meta:generator>LibreOffice/3.5$Linux_X86_64 LibreOffice_project/350m1$Build-2</meta:generator>
  </office:meta>
</office:document-meta>
</file>